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tab-stops>
          <style:tab-stop style:position="0.2398in"/>
        </style:tab-stops>
      </style:paragraph-properties>
      <style:text-properties officeooo:rsid="0006bc9f" officeooo:paragraph-rsid="0006bc9f"/>
    </style:style>
    <style:style style:name="P2" style:family="paragraph" style:parent-style-name="Standard">
      <style:paragraph-properties fo:text-align="center" style:justify-single-word="false">
        <style:tab-stops>
          <style:tab-stop style:position="0.2398in"/>
        </style:tab-stops>
      </style:paragraph-properties>
      <style:text-properties fo:font-size="14pt" officeooo:rsid="0006bc9f" officeooo:paragraph-rsid="0006bc9f" style:font-size-asian="14pt" style:font-size-complex="14pt"/>
    </style:style>
    <style:style style:name="P3" style:family="paragraph" style:parent-style-name="Standard">
      <style:paragraph-properties fo:text-align="center" style:justify-single-word="false">
        <style:tab-stops>
          <style:tab-stop style:position="0.2398in"/>
        </style:tab-stops>
      </style:paragraph-properties>
      <style:text-properties fo:font-size="20pt" officeooo:rsid="0006bc9f" officeooo:paragraph-rsid="0006bc9f" style:font-size-asian="20pt" style:font-size-complex="20pt"/>
    </style:style>
    <style:style style:name="P4" style:family="paragraph" style:parent-style-name="Standard">
      <style:paragraph-properties fo:margin-left="0.9846in" fo:margin-right="0in" fo:text-indent="0in" style:auto-text-indent="false">
        <style:tab-stops>
          <style:tab-stop style:position="0.2398in"/>
        </style:tab-stops>
      </style:paragraph-properties>
      <style:text-properties officeooo:rsid="0006bc9f" officeooo:paragraph-rsid="0006bc9f"/>
    </style:style>
    <style:style style:name="P5" style:family="paragraph" style:parent-style-name="Footnote">
      <style:text-properties officeooo:rsid="0006bc9f" officeooo:paragraph-rsid="0006bc9f"/>
    </style:style>
    <style:style style:name="T1" style:family="text">
      <style:text-properties officeooo:rsid="00071f8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lternating Messages</text:p>
      <text:p text:style-name="P2">November 12, 2018</text:p>
      <text:p text:style-name="P1"/>
      <text:p text:style-name="P1"><text:tab/>In April of 2018, President Russel M. Nelson stated the following as he was wrapping up his global ministry tour:</text:p>
      <text:p text:style-name="P1"/>
      <text:p text:style-name="P4">Our message to you tonight is the same as the message we’ve given to others, that God lives, that Jesus is the Christ, that this is His Church restored in its fulness.<text:note text:id="ftn1" text:note-class="footnote"><text:note-citation>1</text:note-citation><text:note-body><text:p text:style-name="P5">President Nelson Concludes Global Ministry Tour in Hawaii with Message about the Temple</text:p><text:p text:style-name="P5">https://www.lds.org/church/news/president-nelson-concludes-global-ministry-tour-in-hawaii-with-message-about-the-temple?lang=eng</text:p></text:note-body></text:note></text:p>
      <text:p text:style-name="P1"/>
      <text:p text:style-name="P1"><text:tab/>Then in October of 2018, just six months later, President Nelson made the following statement:</text:p>
      <text:p text:style-name="P1"/>
      <text:p text:style-name="P4">We're witnesses to a process of restoration. If you think the Church has been fully restored, you're just seeing the beginning. There is much more to come. … Wait till next year. And then the next year. Eat your vitamin pills. Get your rest. It's going to be exciting.<text:note text:id="ftn2" text:note-class="footnote"><text:note-citation>2</text:note-citation><text:note-body><text:p text:style-name="P5">Latter-day Saint Prophet, Wife and Apostle Share Insights of Global Ministry</text:p><text:p text:style-name="P5">https://www.mormonnewsroom.org/article/latter-day-saint-prophet-wife-apostle-share-insights-global-ministry</text:p></text:note-body></text:note></text:p>
      <text:p text:style-name="P1"/>
      <text:p text:style-name="P1"><text:tab/>Might I just, for a moment, ask a simple question. Which is it? Do we have the ful<text:span text:style-name="T1">l</text:span>ness of the church or not? Has it been fully restored as stated by other prophets, or is it an ongoing process? If it’s an ongoing process, why has it taken this long to be made known? Why did others teach that the church had been restored in its fullness as it was? Why are there more changes now?</text:p>
      <text:p text:style-name="P1"><text:tab/>Is it the same kind of change? Is there actually more to come and we’ve never known the church to have been restored fully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2T14:05:06.375207150</meta:creation-date>
    <dc:date>2018-11-12T14:32:32.114728608</dc:date>
    <meta:editing-duration>PT21M49S</meta:editing-duration>
    <meta:editing-cycles>2</meta:editing-cycles>
    <meta:generator>LibreOffice/5.1.6.2$Linux_X86_64 LibreOffice_project/10m0$Build-2</meta:generator>
    <meta:document-statistic meta:table-count="0" meta:image-count="0" meta:object-count="0" meta:page-count="1" meta:paragraph-count="12" meta:word-count="248" meta:character-count="1591" meta:non-whitespace-character-count="1351"/>
  </office:meta>
</office:document-meta>
</file>